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60000039F45248447D4ADB5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phics6" text:anchor-type="as-char" svg:width="5.7673in" svg:height="8.0736in" draw:z-index="0"><draw:image xlink:href="Pictures/10000000000002960000039F45248447D4ADB5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8.2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21:01.910695130</meta:creation-date>
    <dc:date>2020-07-30T13:23:26.538048393</dc:date>
    <meta:editing-duration>PT2M25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